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B200000170D8809D54.jpg" manifest:media-type="image/jpeg"/>
  <manifest:file-entry manifest:full-path="Pictures/10000000000000EB00000DB5113707B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georgia" svg:font-family="georgia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" style:family="table">
      <style:table-properties style:width="18.039cm" table:align="left"/>
    </style:style>
    <style:style style:name="Table8.A" style:family="table-column">
      <style:table-column-properties style:column-width="8.89cm"/>
    </style:style>
    <style:style style:name="Table8.B" style:family="table-column">
      <style:table-column-properties style:column-width="6.535cm"/>
    </style:style>
    <style:style style:name="Table8.C" style:family="table-column">
      <style:table-column-properties style:column-width="2.614cm"/>
    </style:style>
    <style:style style:name="Table8.1" style:family="table-row">
      <style:table-row-properties style:row-height="0.762cm" fo:keep-together="always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97cm" fo:border="0.05pt solid #000000"/>
    </style:style>
    <style:style style:name="Table8.2" style:family="table-row">
      <style:table-row-properties style:row-height="0.965cm" fo:keep-together="always"/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8.3" style:family="table-row">
      <style:table-row-properties style:row-height="0.94cm" fo:keep-together="always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13cm" fo:margin-left="-0.503cm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612cm"/>
    </style:style>
    <style:style style:name="Table1.B" style:family="table-column">
      <style:table-column-properties style:column-width="8.394cm"/>
    </style:style>
    <style:style style:name="Table1.C" style:family="table-column">
      <style:table-column-properties style:column-width="2.404cm"/>
    </style:style>
    <style:style style:name="Table1.D" style:family="table-column">
      <style:table-column-properties style:column-width="2.021cm"/>
    </style:style>
    <style:style style:name="Table1.E" style:family="table-column">
      <style:table-column-properties style:column-width="1.49cm"/>
    </style:style>
    <style:style style:name="Table1.F" style:family="table-column">
      <style:table-column-properties style:column-width="2.09cm"/>
    </style:style>
    <style:style style:name="Table1.1" style:family="table-row">
      <style:table-row-properties style:row-height="0.58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padding="0.097cm" fo:border="0.0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cm" fo:keep-together="auto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8.02cm" fo:margin-left="-0.503cm" table:align="left" style:may-break-between-rows="false"/>
    </style:style>
    <style:style style:name="Table9.A" style:family="table-column">
      <style:table-column-properties style:column-width="12.338cm"/>
    </style:style>
    <style:style style:name="Table9.B" style:family="table-column">
      <style:table-column-properties style:column-width="3.087cm"/>
    </style:style>
    <style:style style:name="Table9.C" style:family="table-column">
      <style:table-column-properties style:column-width="2.595cm"/>
    </style:style>
    <style:style style:name="Table9.1" style:family="table-row">
      <style:table-row-properties style:min-row-height="0.691cm" fo:keep-together="auto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97cm" fo:border="0.05pt solid #000000"/>
    </style:style>
    <style:style style:name="Table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085cm" fo:keep-together="auto"/>
    </style:style>
    <style:style style:name="Table9.7" style:family="table-row">
      <style:table-row-properties style:min-row-height="0.296cm" fo:keep-together="auto"/>
    </style:style>
    <style:style style:name="Table9.B9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9.C9" style:family="table-cell">
      <style:table-cell-properties style:vertical-align="middle"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10" style:family="table-row">
      <style:table-row-properties style:min-row-height="0.494cm" fo:keep-together="auto"/>
    </style:style>
    <style:style style:name="Table9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2cm" fo:margin-left="-0.503cm" table:align="left" style:may-break-between-rows="false"/>
    </style:style>
    <style:style style:name="Table3.A" style:family="table-column">
      <style:table-column-properties style:column-width="9.34cm"/>
    </style:style>
    <style:style style:name="Table3.B" style:family="table-column">
      <style:table-column-properties style:column-width="2.999cm"/>
    </style:style>
    <style:style style:name="Table3.C" style:family="table-column">
      <style:table-column-properties style:column-width="5.681cm"/>
    </style:style>
    <style:style style:name="Table3.1" style:family="table-row">
      <style:table-row-properties style:min-row-height="0.524cm" fo:keep-together="auto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2" style:family="table-row">
      <style:table-row-properties style:min-row-height="0.199cm" fo:keep-together="auto"/>
    </style:style>
    <style:style style:name="Table3.A2" style:family="table-cell">
      <style:table-cell-properties style:vertical-align="" fo:padding="0.097cm" fo:border-left="none" fo:border-right="none" fo:border-top="0.05pt solid #000000" fo:border-bottom="none"/>
    </style:style>
    <style:style style:name="Table3.3" style:family="table-row">
      <style:table-row-properties style:min-row-height="1.231cm" fo:keep-together="auto"/>
    </style:style>
    <style:style style:name="Table3.A3" style:family="table-cell">
      <style:table-cell-properties fo:padding="0.097cm" fo:border="none"/>
    </style:style>
    <style:style style:name="P1" style:family="paragraph" style:parent-style-name="Header">
      <style:paragraph-properties fo:margin-top="0cm" fo:margin-bottom="0.102cm" style:contextual-spacing="false"/>
    </style:style>
    <style:style style:name="P2" style:family="paragraph" style:parent-style-name="Tbl_5f_cell_5f_heading">
      <style:paragraph-properties fo:margin-top="0cm" fo:margin-bottom="0.102cm" style:contextual-spacing="false"/>
      <style:text-properties style:font-name="arial" fo:font-size="6pt" style:text-underline-style="none" style:font-size-asian="6pt" style:font-name-complex="Arial" style:font-size-complex="6pt"/>
    </style:style>
    <style:style style:name="P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320971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2b92f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835fdc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afda8e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b254aa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196d4b6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1320971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18d2a1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bold" officeooo:rsid="012ecda6" officeooo:paragraph-rsid="01afda8e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bold" officeooo:rsid="0130368f" officeooo:paragraph-rsid="013da6ac" style:font-size-asian="9pt" style:font-weight-asian="bold" style:font-name-complex="Arial1" style:font-size-complex="9pt" style:font-weight-complex="bold"/>
    </style:style>
    <style:style style:name="P14" style:family="paragraph" style:parent-style-name="Table_20_Contents">
      <style:text-properties style:font-name="Arial" fo:font-size="9pt" fo:font-weight="bold" officeooo:paragraph-rsid="01b254aa" style:font-size-asian="9pt" style:font-weight-asian="bold" style:font-name-complex="Arial1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fo:font-weight="normal" officeooo:paragraph-rsid="00018139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186e516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17aad6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8pt" fo:font-weight="bold" officeooo:paragraph-rsid="00018139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8pt" fo:font-weight="normal" officeooo:rsid="0130368f" officeooo:paragraph-rsid="013da6ac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Arial" fo:font-size="10pt" fo:font-weight="bold" officeooo:paragraph-rsid="01af3130" style:font-size-asian="10pt" style:font-weight-asian="bold" style:font-size-complex="10pt" style:font-weight-complex="bold"/>
    </style:style>
    <style:style style:name="P29" style:family="paragraph" style:parent-style-name="Standard">
      <style:text-properties officeooo:paragraph-rsid="01a8d4f6"/>
    </style:style>
    <style:style style:name="P30" style:family="paragraph" style:parent-style-name="Standard">
      <style:text-properties officeooo:paragraph-rsid="01af3130"/>
    </style:style>
    <style:style style:name="P31" style:family="paragraph" style:parent-style-name="Standard">
      <style:text-properties officeooo:paragraph-rsid="01b5b0b6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Arial" fo:font-size="9pt" officeooo:paragraph-rsid="00bb6b7e" style:font-size-asian="9pt" style:font-size-complex="9pt"/>
    </style:style>
    <style:style style:name="P33" style:family="paragraph" style:parent-style-name="Text_20_body">
      <style:paragraph-properties fo:margin-top="0cm" fo:margin-bottom="0cm" style:contextual-spacing="false"/>
      <style:text-properties fo:font-size="7pt" style:font-size-asian="6.09999990463257pt" style:font-size-complex="7pt"/>
    </style:style>
    <style:style style:name="P34" style:family="paragraph" style:parent-style-name="Standard">
      <style:paragraph-properties fo:margin-top="0cm" fo:margin-bottom="0.076cm" style:contextual-spacing="false" fo:text-align="start" style:justify-single-word="false"/>
      <style:text-properties style:font-name="Arial" fo:font-size="9pt" fo:font-weight="bold" officeooo:rsid="0130368f" officeooo:paragraph-rsid="01b3620d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margin-top="0cm" fo:margin-bottom="0.076cm" style:contextual-spacing="false" fo:text-align="start" style:justify-single-word="false"/>
      <style:text-properties style:font-name="Arial" fo:font-size="9pt" fo:font-weight="bold" officeooo:paragraph-rsid="01b3620d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margin-top="0.127cm" fo:margin-bottom="0cm" style:contextual-spacing="false" fo:text-align="start" style:justify-single-word="false"/>
      <style:text-properties style:font-name="Arial" fo:font-size="9pt" fo:font-weight="bold" officeooo:rsid="0130368f" officeooo:paragraph-rsid="0169b64e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top="0.127cm" fo:margin-bottom="0cm" style:contextual-spacing="false" fo:text-align="start" style:justify-single-word="false"/>
      <style:text-properties style:font-name="Arial" fo:font-size="9pt" fo:font-weight="bold" officeooo:paragraph-rsid="0160c086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margin-top="0cm" fo:margin-bottom="0.889cm" style:contextual-spacing="false"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9" style:family="paragraph" style:parent-style-name="Text_20_body">
      <style:paragraph-properties fo:margin-left="0cm" fo:margin-right="0cm" fo:margin-top="0cm" fo:margin-bottom="0.265cm" style:contextual-spacing="false" style:line-height-at-least="0.635cm" fo:text-align="justify" style:justify-single-word="false" fo:text-indent="0cm" style:auto-text-indent="false" fo:padding="0cm" fo:border="none"/>
      <style:text-properties fo:font-variant="normal" fo:text-transform="none" fo:color="#3f3f3f" style:font-name="georgia" fo:font-size="11.25pt" fo:letter-spacing="normal" fo:font-style="normal" fo:font-weight="normal" officeooo:paragraph-rsid="00ff3a32"/>
    </style:style>
    <style:style style:name="P40" style:family="paragraph" style:parent-style-name="Table_20_Contents">
      <style:text-properties style:font-name="Arial" fo:font-size="9pt" fo:font-weight="bold" officeooo:rsid="01b83175" officeooo:paragraph-rsid="01bddfca" style:font-size-asian="9pt" style:font-weight-asian="bold" style:font-name-complex="Arial1" style:font-size-complex="9pt" style:font-weight-complex="bold"/>
    </style:style>
    <style:style style:name="P41" style:family="paragraph" style:parent-style-name="Table_20_Contents">
      <style:text-properties style:font-name="Arial" fo:font-size="9pt" fo:font-weight="bold" officeooo:rsid="01b83175" officeooo:paragraph-rsid="01be2717" style:font-size-asian="9pt" style:font-weight-asian="bold" style:font-name-complex="Arial1" style:font-size-complex="9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font-name-asian="Bitstream Vera Sans" style:font-size-asian="10pt" style:font-style-asian="normal" style:font-name-complex="Arial" style:font-size-complex="10pt" style:font-style-complex="normal"/>
    </style:style>
    <style:style style:name="T4" style:family="text">
      <style:text-properties style:font-name="Arial" fo:font-size="10pt" officeooo:rsid="00f57343" style:font-name-asian="Bitstream Vera Sans" style:font-size-asian="10pt" style:font-style-asian="normal" style:font-name-complex="Arial" style:font-size-complex="10pt" style:font-style-complex="normal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font-weight="bold" officeooo:rsid="01a5b32d" style:font-size-asian="10pt" style:font-weight-asian="bold" style:font-size-complex="10pt" style:font-weight-complex="bold"/>
    </style:style>
    <style:style style:name="T7" style:family="text">
      <style:text-properties style:font-name="Arial" fo:font-size="10pt" fo:font-weight="bold" officeooo:rsid="01a94b41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bold" officeooo:rsid="01af3130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bold" officeooo:rsid="01b5b0b6" style:font-size-asian="10pt" style:font-weight-asian="bold" style:font-size-complex="10pt" style:font-weight-complex="bold"/>
    </style:style>
    <style:style style:name="T10" style:family="text">
      <style:text-properties style:font-name="Arial" fo:font-size="11pt" style:font-name-asian="Bitstream Vera Sans" style:font-size-asian="11pt" style:font-style-asian="normal" style:font-name-complex="Arial" style:font-size-complex="11pt" style:font-style-complex="normal"/>
    </style:style>
    <style:style style:name="T11" style:family="text">
      <style:text-properties style:font-name="Arial" fo:font-size="11pt" officeooo:rsid="0051766f" style:font-name-asian="Bitstream Vera Sans" style:font-size-asian="11pt" style:font-style-asian="normal" style:font-name-complex="Arial" style:font-size-complex="11pt" style:font-style-complex="normal"/>
    </style:style>
    <style:style style:name="T1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Arial" style:font-name-asian="Bitstream Vera Sans" style:font-style-asian="normal" style:font-name-complex="Arial" style:font-style-complex="normal"/>
    </style:style>
    <style:style style:name="T14" style:family="text">
      <style:text-properties style:font-name="Arial" style:font-name-asian="Bitstream Vera Sans" style:font-name-complex="Arial1"/>
    </style:style>
    <style:style style:name="T15" style:family="text">
      <style:text-properties style:font-name="Arial" fo:font-size="9pt" style:font-size-asian="9pt" style:font-size-complex="9pt"/>
    </style:style>
    <style:style style:name="T1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Arial" fo:font-size="8pt" fo:font-weight="bold" officeooo:rsid="00b733e3" style:font-size-asian="8pt" style:font-weight-asian="bold" style:font-size-complex="8pt" style:font-weight-complex="bold"/>
    </style:style>
    <style:style style:name="T1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9" style:family="text">
      <style:text-properties style:font-name="Arial" officeooo:rsid="01a5f81f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b733e3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fo:font-weight="bold" style:font-size-asian="9pt" style:font-weight-asian="bold" style:font-name-complex="Arial1" style:font-size-complex="9pt" style:font-weight-complex="bold"/>
    </style:style>
    <style:style style:name="T25" style:family="text">
      <style:text-properties officeooo:rsid="01b9ed32"/>
    </style:style>
    <style:style style:name="T26" style:family="text">
      <style:text-properties officeooo:rsid="01bddfc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fo:margin-top="0.203cm" fo:margin-bottom="0cm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1.984cm" svg:y="4.369cm" svg:width="18.142cm" svg:height="2.752cm" draw:z-index="2">
        <draw:text-box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rows-spanned="3" office:value-type="string">
                <text:p text:style-name="P12">Name of the party &amp; Address:</text:p>
                <text:p text:style-name="P7"><text:text-input text:description="&lt;print_partner_details(o.partner_id)&gt;">Consignee</text:text-input></text:p>
                <text:p text:style-name="P32"><text:text-input text:description="&lt;o.address_invoice_id and display_address(o.address_invoice_id)&gt;">Consignee Details</text:text-input></text:p>
                <text:p text:style-name="P36"><text:text-input text:description="&lt;('Category : '+ o.partner_id.get_value('categ') )if  o.partner_id.get_value('categ') else '' &gt;">partner category</text:text-input></text:p>
                <text:p text:style-name="P37"><text:text-input text:description="&lt;o.partner_id.get_value('eccvatcst')&gt;">ecc_vat_cst</text:text-input></text:p>
              </table:table-cell>
              <table:table-cell table:style-name="Table8.B1" table:number-columns-spanned="2" office:value-type="string">
                <text:p text:style-name="Standard"><text:span text:style-name="T8">Debit</text:span><text:span text:style-name="T5"> No</text:span><text:span text:style-name="T7">te </text:span><text:span text:style-name="T8">No</text:span><text:span text:style-name="T5">. </text:span><text:span text:style-name="Source_20_Text"><text:span text:style-name="T12"><text:text-input text:description="&lt;o.number&gt;">Invoice No</text:text-input></text:span></text:span><text:span text:style-name="Source_20_Text"><text:span text:style-name="T5"> <text:s/>Dtd </text:span></text:span><text:span text:style-name="Source_20_Text"><text:span text:style-name="T5"><text:text-input text:description="&lt;formatLang(o.date_invoice,date = True) &gt;">date</text:text-input></text:span></text:span></text:p>
              </table:table-cell>
              <table:covered-table-cell/>
            </table:table-row>
            <table:table-row table:style-name="Table8.2">
              <table:covered-table-cell/>
              <table:table-cell table:style-name="Table8.B2" office:value-type="string">
                <text:p text:style-name="P28">Party's Inv No. <text:span text:style-name="Source_20_Text"><text:span text:style-name="T19"><text:text-input text:description="&lt;o.get_value('invoice')&gt;">Invoice</text:text-input></text:span></text:span></text:p>
                <text:p text:style-name="P29"><text:span text:style-name="Source_20_Text"><text:span text:style-name="T6">INV Date. </text:span></text:span><text:span text:style-name="Source_20_Text"><text:span text:style-name="T6"><text:text-input text:description="&lt;o.get_value('invoice_date')&gt;">invoice_date</text:text-input></text:span></text:span></text:p>
              </table:table-cell>
              <table:table-cell table:style-name="Table8.C2" office:value-type="string">
                <text:p text:style-name="P27">Vendor No.</text:p>
                <text:p text:style-name="P27"><text:text-input text:description="&lt;(o.partner_id and o.partner_id.vendor_no)&gt;">partner vendor id</text:text-input></text:p>
              </table:table-cell>
            </table:table-row>
            <table:table-row table:style-name="Table8.3">
              <table:covered-table-cell/>
              <table:table-cell table:style-name="Table8.B3" table:number-columns-spanned="2" office:value-type="string">
                <text:p text:style-name="P31"><text:span text:style-name="Source_20_Text"><text:span text:style-name="T6">P.O. No.</text:span></text:span><text:span text:style-name="Source_20_Text"><text:span text:style-name="T9"><text:text-input text:description="&lt;o.po_number&gt;">po_no</text:text-input></text:span></text:span></text:p>
                <text:p text:style-name="P30"><text:span text:style-name="Source_20_Text"><text:span text:style-name="T6">GRN No.</text:span></text:span></text:p>
              </table:table-cell>
              <table:covered-table-cell/>
            </table:table-row>
          </table:table>
          <text:p text:style-name="Frame_20_contents"/>
        </draw:text-box>
      </draw:frame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p text:style-name="P19"><text:span text:style-name="T22">Sr.</text:span> No.</text:p>
            </table:table-cell>
            <table:table-cell table:style-name="Table1.B1" office:value-type="string">
              <text:p text:style-name="P26"><text:s/>Product Description</text:p>
            </table:table-cell>
            <table:table-cell table:style-name="Table1.A1" office:value-type="string">
              <text:p text:style-name="P20">Price Each(<text:text-input text:description="&lt;o.get_value('currency_symbol')&gt;">curr</text:text-input>)</text:p>
            </table:table-cell>
            <table:table-cell table:style-name="Table1.A1" office:value-type="string">
              <text:p text:style-name="P24"><text:span text:style-name="T16">Discount </text:span><text:span text:style-name="T17">(</text:span><text:span text:style-name="Source_20_Text"><text:span text:style-name="T16">% </text:span></text:span><text:span text:style-name="Source_20_Text"><text:span text:style-name="T17">)</text:span></text:span></text:p>
            </table:table-cell>
            <table:table-cell table:style-name="Table1.A1" office:value-type="string">
              <text:p text:style-name="P24"><text:span text:style-name="Source_20_Text"><text:span text:style-name="T16">Quantity*</text:span></text:span></text:p>
            </table:table-cell>
            <table:table-cell table:style-name="Table1.F1" office:value-type="string">
              <text:p text:style-name="P19">Amount(<text:text-input text:description="&lt;o.get_value('currency_symbol')&gt;">curr</text:text-input>)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<text:span text:style-name="Source_20_Text"><text:span text:style-name="T2"><text:text-input text:description="&lt;for each=&quot;line in o.invoice_line&quot;&gt;">for loop start for order line</text:text-input></text:span></text:span></text:p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><text:span text:style-name="Source_20_Text"><text:span text:style-name="T2"/></text:span>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1.3">
          <table:table-cell table:style-name="Table1.A3" office:value-type="string">
            <text:p text:style-name="P24"><text:span text:style-name="Source_20_Text"><text:span text:style-name="T2"><text:text-input text:description="&lt;line.sequence&gt;">sr_no</text:text-input></text:span></text:span><text:span text:style-name="Source_20_Text"><text:span text:style-name="T2">.</text:span></text:span></text:p>
          </table:table-cell>
          <table:table-cell table:style-name="Table1.B3" office:value-type="string">
            <text:p text:style-name="P16"><text:text-input text:description="&lt;line.name&gt;">product name</text:text-input></text:p>
          </table:table-cell>
          <table:table-cell table:style-name="Table1.C3" office:value-type="string">
            <text:p text:style-name="P25"><text:span text:style-name="T2"><text:text-input text:description="formatLang(line.product_uos and line.product_uos_qty or line.product_uom_qty)"/></text:span><text:span text:style-name="Source_20_Text"><text:span text:style-name="T2"><text:text-input text:description="&lt;format_currency(line.price_unit*o.exchange_rate)&gt;">price</text:text-input></text:span></text:span></text:p>
          </table:table-cell>
          <table:table-cell table:style-name="Table1.D3" office:value-type="string">
            <text:p text:style-name="P17"><text:text-input text:description="&lt;format_currency(line.discount)&gt;">Discount</text:text-input></text:p>
          </table:table-cell>
          <table:table-cell table:style-name="Table1.E3" office:value-type="string">
            <text:p text:style-name="P25"><text:span text:style-name="Source_20_Text"><text:span text:style-name="T2"><text:text-input text:description="&lt;formatLang(line.quantity,0)&gt;">qty</text:text-input></text:span></text:span><text:span text:style-name="Source_20_Text"><text:span text:style-name="T2"> </text:span></text:span><text:span text:style-name="Source_20_Text"><text:span text:style-name="T2"><text:text-input text:description="&lt;line.uos_id and line.uos_id.name&gt;">uom</text:text-input></text:span></text:span></text:p>
          </table:table-cell>
          <table:table-cell table:style-name="Table1.F3" office:value-type="string">
            <text:p text:style-name="P25"><text:span text:style-name="Source_20_Text"><text:span text:style-name="T2"><text:text-input text:description="&lt;format_currency(line.price_subtotal*o.exchange_rate)&gt;">price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Table_20_Contents"/>
          </table:table-cell>
          <table:table-cell table:style-name="Table1.B4" office:value-type="string">
            <text:p text:style-name="Table_20_Contents"><text:span text:style-name="Source_20_Text"><text:span text:style-name="T2"><text:text-input text:description="&lt;/for&gt;">for loop ends</text:text-input></text:span></text:span></text:p>
          </table:table-cell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  <table:table-cell table:style-name="Table1.E4" office:value-type="string">
            <text:p text:style-name="Table_20_Contents"/>
          </table:table-cell>
          <table:table-cell table:style-name="Table1.F4" office:value-type="string">
            <text:p text:style-name="Table_20_Contents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rows-spanned="6" office:value-type="string">
            <text:p text:style-name="P14">REMARKS : <text:span text:style-name="T21">( To be filled by user )</text:span></text:p>
          </table:table-cell>
          <table:table-cell table:style-name="Table9.B1" office:value-type="string">
            <text:p text:style-name="P21">Packing</text:p>
          </table:table-cell>
          <table:table-cell table:style-name="Table9.C1" office:value-type="string">
            <text:p text:style-name="P15"><text:text-input text:description="&lt;o.packing&gt;">packing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21">Freight</text:p>
          </table:table-cell>
          <table:table-cell table:style-name="Table9.C2" office:value-type="string">
            <text:p text:style-name="P15"><text:text-input text:description="&lt;o.freight&gt;">freight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21">Assessable Value</text:p>
          </table:table-cell>
          <table:table-cell table:style-name="Table9.C2" office:value-type="string">
            <text:p text:style-name="P15"><text:text-input text:description="&lt;o.assessable_value&gt;">assessbile</text:text-input></text:p>
          </table:table-cell>
        </table:table-row>
        <table:table-row table:style-name="Table9.4">
          <table:covered-table-cell/>
          <table:table-cell table:style-name="Table9.B2" office:value-type="string">
            <text:p text:style-name="P21">Cenvat Payable 12% </text:p>
          </table:table-cell>
          <table:table-cell table:style-name="Table9.C2" office:value-type="string">
            <text:p text:style-name="P15"><text:text-input text:description="&lt;o.cenvat_payable&gt;">cenvat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21"><text:s/>‘E’ Cess</text:p>
          </table:table-cell>
          <table:table-cell table:style-name="Table9.C2" office:value-type="string">
            <text:p text:style-name="P15"><text:text-input text:description="&lt;o.e_cess&gt;">ecess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21">S &amp;H ‘E’ Cess</text:p>
          </table:table-cell>
          <table:table-cell table:style-name="Table9.C2" office:value-type="string">
            <text:p text:style-name="P15"><text:text-input text:description="&lt;o.s_h_e_cess&gt;">she_cess</text:text-input></text:p>
          </table:table-cell>
        </table:table-row>
        <table:table-row table:style-name="Table9.7">
          <table:table-cell table:style-name="Table9.A1" table:number-rows-spanned="3" office:value-type="string">
            <text:p text:style-name="P41"><text:span text:style-name="T26">Remark (other): </text:span><text:span text:style-name="T21"><text:text-input text:description="&lt;o.name&gt;">refund description</text:text-input></text:span></text:p>
          </table:table-cell>
          <table:table-cell table:style-name="Table9.B2" office:value-type="string">
            <text:p text:style-name="P21">Taxable Amount</text:p>
          </table:table-cell>
          <table:table-cell table:style-name="Table9.C2" office:value-type="string">
            <text:p text:style-name="P15"><text:text-input text:description="&lt;o.taxable_amount&gt;">taxable 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21"><text:text-input text:description="&lt;o.vat_cst&gt;">vat cst</text:text-input></text:p>
          </table:table-cell>
          <table:table-cell table:style-name="Table9.C2" office:value-type="string">
            <text:p text:style-name="P15"><text:text-input text:description="&lt;o.cst&gt;">cst</text:text-input><text:text-input text:description="&lt;o.vat&gt;">vat</text:text-input></text:p>
          </table:table-cell>
        </table:table-row>
        <table:table-row table:style-name="Table9.1">
          <table:covered-table-cell/>
          <table:table-cell table:style-name="Table9.B9" office:value-type="string">
            <text:p text:style-name="P21">Total</text:p>
          </table:table-cell>
          <table:table-cell table:style-name="Table9.C9" office:value-type="string">
            <text:p text:style-name="P18"><text:span text:style-name="T23"><text:text-input text:description="&lt;format_currency(o.total_amount*o.exchange_rate)&gt;">total</text:text-input></text:span><text:span text:style-name="Source_20_Text"><text:span text:style-name="T15"><text:text-input text:description="&lt;o.get_value('star')&gt;">star</text:text-input></text:span></text:span></text:p>
          </table:table-cell>
        </table:table-row>
        <table:table-row table:style-name="Table9.10">
          <table:table-cell table:style-name="Table9.A10" table:number-columns-spanned="3" office:value-type="string">
            <text:p text:style-name="P8">Debit Note Amount (<text:span text:style-name="T20"><text:text-input text:description="&lt;o.get_value('currency_symbol')&gt;">curr</text:text-input></text:span>): <text:text-input text:description="&lt;currency_to_text(o.total_amount*o.exchange_rate,o.get_value('currency_name'))&gt;">Invoice amount</text:text-input>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34"><text:s text:c="137"/>Excise Reg. No. AAACT6213HXM001</text:p>
            <text:p text:style-name="P35">VAT TIN 27330336696V CST TIN 27330336696C w.e.f. 1/4/2006</text:p>
            <text:p text:style-name="P13"><text:span text:style-name="Source_20_Text"><text:span text:style-name="T14">LBT No. PCMC-LBT-0025239</text:span></text:span></text:p>
          </table:table-cell>
          <table:covered-table-cell/>
          <table:table-cell table:style-name="Table3.C1" office:value-type="string">
            <text:p text:style-name="P22">For Truthread Gauges &amp; Tools Pvt. Ltd.</text:p>
            <text:p text:style-name="P38"/>
            <text:p text:style-name="P19"><text:s text:c="7"/>Authorised Signatory</text:p>
          </table:table-cell>
        </table:table-row>
        <table:table-row table:style-name="Table3.2">
          <table:table-cell table:style-name="Table3.A2" office:value-type="string">
            <text:p text:style-name="P6"><text:span text:style-name="Source_20_Text"><text:span text:style-name="T18"/></text:span></text:p>
          </table:table-cell>
          <table:table-cell table:style-name="Table3.A2" table:number-columns-spanned="2" office:value-type="string">
            <text:p text:style-name="P11"><text:span text:style-name="Source_20_Text"><text:span text:style-name="T18"/></text:span></text:p>
          </table:table-cell>
          <table:covered-table-cell/>
        </table:table-row>
        <table:table-row table:style-name="Table3.3">
          <table:table-cell table:style-name="Table3.A3" table:number-columns-spanned="3" office:value-type="string">
            <text:p text:style-name="P23"><text:span text:style-name="T24">E. &amp; O.E</text:span> <text:s text:c="4"/></text:p>
          </table:table-cell>
          <table:covered-table-cell/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georgia" svg:font-family="georgia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background-color="transparent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8.046cm" fo:margin-top="0.076cm" fo:margin-bottom="0cm" table:align="margins"/>
    </style:style>
    <style:style style:name="Table4.A" style:family="table-column">
      <style:table-column-properties style:column-width="18.046cm" style:rel-column-width="65535*"/>
    </style:style>
    <style:style style:name="Table4.1" style:family="table-row">
      <style:table-row-properties style:row-height="0.66cm"/>
    </style:style>
    <style:style style:name="Table4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8.018cm" fo:margin-left="-0.503cm" table:align="left"/>
    </style:style>
    <style:style style:name="Table2.A" style:family="table-column">
      <style:table-column-properties style:column-width="2.17cm"/>
    </style:style>
    <style:style style:name="Table2.B" style:family="table-column">
      <style:table-column-properties style:column-width="8.731cm"/>
    </style:style>
    <style:style style:name="Table2.C" style:family="table-column">
      <style:table-column-properties style:column-width="7.117cm"/>
    </style:style>
    <style:style style:name="Table2.1" style:family="table-row">
      <style:table-row-properties style:min-row-height="0.508cm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background-color="#c0c0c0" fo:padding="0.097cm" fo:border="none">
        <style:background-image/>
      </style:table-cell-properties>
    </style:style>
    <style:style style:name="MP1" style:family="paragraph" style:parent-style-name="Header">
      <style:paragraph-properties fo:margin-top="0cm" fo:margin-bottom="0.102cm" style:contextual-spacing="false"/>
    </style:style>
    <style:style style:name="MP2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320971" style:font-size-asian="9pt" style:font-weight-asian="bold" style:font-size-complex="9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196d4b6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1320971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2b92fd" style:font-size-asian="9pt" style:font-weight-asian="bold" style:font-size-complex="9pt" style:font-weight-complex="bold"/>
    </style:style>
    <style:style style:name="MT1" style:family="text">
      <style:text-properties style:font-name="Arial" fo:font-size="10pt" style:font-size-asian="10pt" style:font-size-complex="10pt"/>
    </style:style>
    <style:style style:name="MT2" style:family="text">
      <style:text-properties style:font-name="Arial"/>
    </style:style>
    <style:style style:name="MT3" style:family="text">
      <style:text-properties style:font-name="Arial" fo:font-size="11pt" officeooo:rsid="0051766f" style:font-name-asian="Bitstream Vera Sans" style:font-size-asian="11pt" style:font-style-asian="normal" style:font-name-complex="Arial" style:font-size-complex="11pt" style:font-style-complex="normal"/>
    </style:style>
    <style:style style:name="MT4" style:family="text">
      <style:text-properties style:font-name="Arial" fo:font-size="11pt" style:font-name-asian="Bitstream Vera Sans" style:font-size-asian="11pt" style:font-style-asian="normal" style:font-name-complex="Arial" style:font-size-complex="11pt" style:font-style-complex="normal"/>
    </style:style>
    <style:style style:name="MT5" style:family="text">
      <style:text-properties style:font-name="Arial" style:font-name-asian="Bitstream Vera Sans" style:font-style-asian="normal" style:font-name-complex="Arial" style:font-style-complex="normal"/>
    </style:style>
    <style:style style:name="MT6" style:family="text">
      <style:text-properties style:font-name="Arial" fo:font-size="10pt" officeooo:rsid="00f57343" style:font-name-asian="Bitstream Vera Sans" style:font-size-asian="10pt" style:font-style-asian="normal" style:font-name-complex="Arial" style:font-size-complex="10pt" style:font-style-complex="normal"/>
    </style:style>
    <style:style style:name="MT7" style:family="text">
      <style:text-properties style:font-name="Arial" fo:font-size="10pt" style:font-name-asian="Bitstream Vera Sans" style:font-size-asian="10pt" style:font-style-asian="normal" style:font-name-complex="Arial" style:font-size-complex="10pt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page-layout style:name="Mpm1">
      <style:page-layout-properties fo:page-width="21.006cm" fo:page-height="29.693cm" style:num-format="1" style:print-orientation="portrait" fo:margin-top="0.305cm" fo:margin-bottom="0.508cm" fo:margin-left="2.499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5.08cm" fo:margin-left="0cm" fo:margin-right="0cm" fo:margin-bottom="0.508cm" style:dynamic-spacing="false"/>
      </style:header-style>
      <style:footer-style>
        <style:header-footer-properties svg:height="0.6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paragraph" svg:x="-2.499cm" svg:y="-1cm" svg:width="1.988cm" svg:height="29.7cm" draw:z-index="0"><draw:image xlink:href="Pictures/10000000000000EB00000DB5113707BD.jpg" xlink:type="simple" xlink:show="embed" xlink:actuate="onLoad"/></draw:frame></text:p>
        <text:p text:style-name="Header"><draw:frame draw:style-name="Mfr1" draw:name="Image1" text:anchor-type="paragraph" svg:x="0cm" svg:y="0.333cm" svg:width="17.507cm" svg:height="2.596cm" draw:z-index="3"><draw:image xlink:href="Pictures/10000000000009B200000170D8809D54.jpg" xlink:type="simple" xlink:show="embed" xlink:actuate="onLoad"/></draw:frame></text:p>
        <text:p text:style-name="MP1"><draw:frame draw:style-name="Mfr2" draw:name="Frame1" text:anchor-type="paragraph" svg:x="-0.499cm" svg:y="3.057cm" svg:width="18.046cm" svg:height="0.921cm" draw:z-index="1"><draw:text-box><table:table table:name="Table4" table:style-name="Table4"><table:table-column table:style-name="Table4.A"/><table:table-row table:style-name="Table4.1"><table:table-cell table:style-name="Table4.A1" office:value-type="string"><text:p text:style-name="MP2"><text:span text:style-name="MT1"><text:text-input text:description="&lt;(o.partner_id and o.partner_id.name) or '' &gt;">Consignee</text:text-input></text:span><text:span text:style-name="MT1">,</text:span><text:span text:style-name="MT2"> </text:span><text:span text:style-name="MT3">Invoice No</text:span><text:span text:style-name="MT4">.: </text:span><text:span text:style-name="MT4"><text:text-input text:description="&lt;o.number&gt;">invoice number</text:text-input></text:span><text:span text:style-name="MT5"> </text:span><text:span text:style-name="MT6">D</text:span><text:span text:style-name="MT7">td </text:span><text:span text:style-name="MT7"><text:text-input text:description="&lt;formatLang(o.date_invoice,date = True) &gt;">date</text:text-input></text:span></text:p></table:table-cell></table:table-row></table:table><text:p text:style-name="Frame_20_contents"/></draw:text-box></draw:frame></text:p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>Page <text:page-number text:select-page="current">1</text:page-number> of <text:page-count>1</text:page-count> <text:s text:c="8"/></text:p>
            </table:table-cell>
            <table:table-cell table:style-name="Table2.A1" office:value-type="string">
              <text:p text:style-name="MP4"><text:s text:c="3"/></text:p>
            </table:table-cell>
            <table:table-cell table:style-name="Table2.C1" office:value-type="string">
              <text:p text:style-name="MP5"><text:text-input text:description="&lt;o.get_header()&gt;">invoice_print_format</text:text-input></text:p>
            </table:table-cell>
          </table:table-row>
        </table:table>
        <text:p text:style-name="MP6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2-05T13:27:55.758892641</dc:date>
    <meta:editing-duration>P3DT7H53M8S</meta:editing-duration>
    <meta:editing-cycles>1366</meta:editing-cycles>
    <meta:generator>LibreOffice/4.2.3.3$Linux_x86 LibreOffice_project/420m0$Build-3</meta:generator>
    <meta:document-statistic meta:table-count="6" meta:image-count="2" meta:object-count="0" meta:page-count="1" meta:paragraph-count="57" meta:word-count="241" meta:character-count="1140" meta:non-whitespace-character-count="882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